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N° ordre">
            <text:p>N° ordre</text:p>
          </table:table-cell>
          <table:table-cell table:style-name="pd1" office:value-type="string" office:value="Prenoms">
            <text:p>Prenoms</text:p>
          </table:table-cell>
          <table:table-cell table:style-name="pd1" office:value-type="string" office:value="Noms">
            <text:p>Noms</text:p>
          </table:table-cell>
        </table:table-row>
        <table:table-row>
          <table:table-cell office:value-type="string" office:value="1">
            <text:p>1</text:p>
          </table:table-cell>
          <table:table-cell office:value-type="string" office:value="Charlotte">
            <text:p>Charlotte</text:p>
          </table:table-cell>
          <table:table-cell office:value-type="string" office:value="Bayalla">
            <text:p>Bayalla</text:p>
          </table:table-cell>
        </table:table-row>
        <table:table-row>
          <table:table-cell office:value-type="string" office:value="2">
            <text:p>2</text:p>
          </table:table-cell>
          <table:table-cell office:value-type="string" office:value="Aly ">
            <text:p>Aly </text:p>
          </table:table-cell>
          <table:table-cell office:value-type="string" office:value="Camara">
            <text:p>Camara</text:p>
          </table:table-cell>
        </table:table-row>
        <table:table-row>
          <table:table-cell office:value-type="string" office:value="3">
            <text:p>3</text:p>
          </table:table-cell>
          <table:table-cell office:value-type="string" office:value="Aminata ">
            <text:p>Aminata 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4">
            <text:p>4</text:p>
          </table:table-cell>
          <table:table-cell office:value-type="string" office:value="Laga ">
            <text:p>Laga 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5">
            <text:p>5</text:p>
          </table:table-cell>
          <table:table-cell office:value-type="string" office:value="Ibrahima ">
            <text:p>Ibrahima 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6">
            <text:p>6</text:p>
          </table:table-cell>
          <table:table-cell office:value-type="string" office:value="Sinaly">
            <text:p>Sinaly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7">
            <text:p>7</text:p>
          </table:table-cell>
          <table:table-cell office:value-type="string" office:value="Addatou">
            <text:p>Addatou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8">
            <text:p>8</text:p>
          </table:table-cell>
          <table:table-cell office:value-type="string" office:value="Kadidiatou">
            <text:p>Kadidiatou</text:p>
          </table:table-cell>
          <table:table-cell office:value-type="string" office:value="Daff">
            <text:p>Daff</text:p>
          </table:table-cell>
        </table:table-row>
        <table:table-row>
          <table:table-cell office:value-type="string" office:value="9">
            <text:p>9</text:p>
          </table:table-cell>
          <table:table-cell office:value-type="string" office:value="Korotoumou">
            <text:p>Korotoumou</text:p>
          </table:table-cell>
          <table:table-cell office:value-type="string" office:value="Dembele">
            <text:p>Dembele</text:p>
          </table:table-cell>
        </table:table-row>
        <table:table-row>
          <table:table-cell office:value-type="string" office:value="10">
            <text:p>10</text:p>
          </table:table-cell>
          <table:table-cell office:value-type="string" office:value="Daouda ">
            <text:p>Daouda </text:p>
          </table:table-cell>
          <table:table-cell office:value-type="string" office:value="Diabaté">
            <text:p>Diabaté</text:p>
          </table:table-cell>
        </table:table-row>
        <table:table-row>
          <table:table-cell office:value-type="string" office:value="11">
            <text:p>11</text:p>
          </table:table-cell>
          <table:table-cell office:value-type="string" office:value="Awa ">
            <text:p>Awa 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2">
            <text:p>12</text:p>
          </table:table-cell>
          <table:table-cell office:value-type="string" office:value="Bakadia">
            <text:p>Bakadia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13">
            <text:p>13</text:p>
          </table:table-cell>
          <table:table-cell office:value-type="string" office:value="Sitan">
            <text:p>Sitan</text:p>
          </table:table-cell>
          <table:table-cell office:value-type="string" office:value="Fané">
            <text:p>Fané</text:p>
          </table:table-cell>
        </table:table-row>
        <table:table-row>
          <table:table-cell office:value-type="string" office:value="14">
            <text:p>14</text:p>
          </table:table-cell>
          <table:table-cell office:value-type="string" office:value="Salifou ">
            <text:p>Salifou </text:p>
          </table:table-cell>
          <table:table-cell office:value-type="string" office:value="Guindo">
            <text:p>Guindo</text:p>
          </table:table-cell>
        </table:table-row>
        <table:table-row>
          <table:table-cell office:value-type="string" office:value="15">
            <text:p>15</text:p>
          </table:table-cell>
          <table:table-cell office:value-type="string" office:value="Noumoussira ">
            <text:p>Noumoussira </text:p>
          </table:table-cell>
          <table:table-cell office:value-type="string" office:value="Kone">
            <text:p>Kone</text:p>
          </table:table-cell>
        </table:table-row>
        <table:table-row>
          <table:table-cell office:value-type="string" office:value="16">
            <text:p>16</text:p>
          </table:table-cell>
          <table:table-cell office:value-type="string" office:value="Fatoumata ">
            <text:p>Fatoumata </text:p>
          </table:table-cell>
          <table:table-cell office:value-type="string" office:value="Koné">
            <text:p>Koné</text:p>
          </table:table-cell>
        </table:table-row>
        <table:table-row>
          <table:table-cell office:value-type="string" office:value="17">
            <text:p>17</text:p>
          </table:table-cell>
          <table:table-cell office:value-type="string" office:value="Saliya">
            <text:p>Saliya</text:p>
          </table:table-cell>
          <table:table-cell office:value-type="string" office:value="Koné">
            <text:p>Koné</text:p>
          </table:table-cell>
        </table:table-row>
        <table:table-row>
          <table:table-cell office:value-type="string" office:value="18">
            <text:p>18</text:p>
          </table:table-cell>
          <table:table-cell office:value-type="string" office:value="Aïssata ">
            <text:p>Aïssata </text:p>
          </table:table-cell>
          <table:table-cell office:value-type="string" office:value="Ouattara">
            <text:p>Ouattara</text:p>
          </table:table-cell>
        </table:table-row>
        <table:table-row>
          <table:table-cell office:value-type="string" office:value="19">
            <text:p>19</text:p>
          </table:table-cell>
          <table:table-cell office:value-type="string" office:value="Aminata ">
            <text:p>Aminata </text:p>
          </table:table-cell>
          <table:table-cell office:value-type="string" office:value="Ouedrago">
            <text:p>Ouedrago</text:p>
          </table:table-cell>
        </table:table-row>
        <table:table-row>
          <table:table-cell office:value-type="string" office:value="20">
            <text:p>20</text:p>
          </table:table-cell>
          <table:table-cell office:value-type="string" office:value="Maïmouna ">
            <text:p>Maïmouna </text:p>
          </table:table-cell>
          <table:table-cell office:value-type="string" office:value="Sibibé">
            <text:p>Sibibé</text:p>
          </table:table-cell>
        </table:table-row>
        <table:table-row>
          <table:table-cell office:value-type="string" office:value="21">
            <text:p>21</text:p>
          </table:table-cell>
          <table:table-cell office:value-type="string" office:value="Salimata ">
            <text:p>Salimata </text:p>
          </table:table-cell>
          <table:table-cell office:value-type="string" office:value="Sibibé">
            <text:p>Sibibé</text:p>
          </table:table-cell>
        </table:table-row>
        <table:table-row>
          <table:table-cell office:value-type="string" office:value="22">
            <text:p>22</text:p>
          </table:table-cell>
          <table:table-cell office:value-type="string" office:value=" Kadidia ">
            <text:p> Kadidia </text:p>
          </table:table-cell>
          <table:table-cell office:value-type="string" office:value="Sibibé">
            <text:p>Sibibé</text:p>
          </table:table-cell>
        </table:table-row>
        <table:table-row>
          <table:table-cell office:value-type="string" office:value="23">
            <text:p>23</text:p>
          </table:table-cell>
          <table:table-cell office:value-type="string" office:value="Ahri">
            <text:p>Ahri</text:p>
          </table:table-cell>
          <table:table-cell office:value-type="string" office:value="Sidbe">
            <text:p>Sidbe</text:p>
          </table:table-cell>
        </table:table-row>
        <table:table-row>
          <table:table-cell office:value-type="string" office:value="24">
            <text:p>24</text:p>
          </table:table-cell>
          <table:table-cell office:value-type="string" office:value="Abdoulaye">
            <text:p>Abdoulaye</text:p>
          </table:table-cell>
          <table:table-cell office:value-type="string" office:value="Sidibé">
            <text:p>Sidibé</text:p>
          </table:table-cell>
        </table:table-row>
        <table:table-row>
          <table:table-cell office:value-type="string" office:value="25">
            <text:p>25</text:p>
          </table:table-cell>
          <table:table-cell office:value-type="string" office:value="Fatoumata">
            <text:p>Fatoumata</text:p>
          </table:table-cell>
          <table:table-cell office:value-type="string" office:value="Soumounou">
            <text:p>Soumounou</text:p>
          </table:table-cell>
        </table:table-row>
        <table:table-row>
          <table:table-cell office:value-type="string" office:value="26">
            <text:p>26</text:p>
          </table:table-cell>
          <table:table-cell office:value-type="string" office:value="Sitan ">
            <text:p>Sitan </text:p>
          </table:table-cell>
          <table:table-cell office:value-type="string" office:value="Togola">
            <text:p>Togola</text:p>
          </table:table-cell>
        </table:table-row>
        <table:table-row>
          <table:table-cell office:value-type="string" office:value="27">
            <text:p>27</text:p>
          </table:table-cell>
          <table:table-cell office:value-type="string" office:value="Mamadou">
            <text:p>Mamadou</text:p>
          </table:table-cell>
          <table:table-cell office:value-type="string" office:value="Togola">
            <text:p>Togola</text:p>
          </table:table-cell>
        </table:table-row>
        <table:table-row>
          <table:table-cell office:value-type="string" office:value="28">
            <text:p>28</text:p>
          </table:table-cell>
          <table:table-cell office:value-type="string" office:value="Mandjo ">
            <text:p>Mandjo </text:p>
          </table:table-cell>
          <table:table-cell office:value-type="string" office:value="Tolo">
            <text:p>Tolo</text:p>
          </table:table-cell>
        </table:table-row>
        <table:table-row>
          <table:table-cell office:value-type="string" office:value="29">
            <text:p>29</text:p>
          </table:table-cell>
          <table:table-cell office:value-type="string" office:value="Djélika">
            <text:p>Djélik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0">
            <text:p>30</text:p>
          </table:table-cell>
          <table:table-cell office:value-type="string" office:value="Aboubacar">
            <text:p>Aboubacar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31">
            <text:p>31</text:p>
          </table:table-cell>
          <table:table-cell office:value-type="string" office:value="Bacary">
            <text:p>Bacary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32">
            <text:p>32</text:p>
          </table:table-cell>
          <table:table-cell office:value-type="string" office:value="Hamidou">
            <text:p>Hamidou</text:p>
          </table:table-cell>
          <table:table-cell office:value-type="string" office:value="Yanogué">
            <text:p>Yanogué</text:p>
          </table:table-cell>
        </table:table-row>
        <table:table-row>
          <table:table-cell office:value-type="string" office:value="33">
            <text:p>33</text:p>
          </table:table-cell>
          <table:table-cell office:value-type="string" office:value="Aminata">
            <text:p>Aminata</text:p>
          </table:table-cell>
          <table:table-cell office:value-type="string" office:value="Zalla">
            <text:p>Zall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